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itle">
      <style:text-properties officeooo:rsid="000294e1" officeooo:paragraph-rsid="000294e1"/>
    </style:style>
    <style:style style:name="P4" style:family="paragraph" style:parent-style-name="Subtitle">
      <style:text-properties officeooo:rsid="00c90755" officeooo:paragraph-rsid="00c90755"/>
    </style:style>
    <style:style style:name="P5" style:family="paragraph" style:parent-style-name="Text_20_body" style:list-style-name="L1">
      <style:paragraph-properties fo:margin-top="0in" fo:margin-bottom="0.0575in" loext:contextual-spacing="false"/>
      <style:text-properties officeooo:rsid="000344f8" officeooo:paragraph-rsid="000344f8"/>
    </style:style>
    <style:style style:name="T1" style:family="text">
      <style:text-properties officeooo:rsid="000344f8"/>
    </style:style>
    <style:style style:name="T2" style:family="text">
      <style:text-properties officeooo:rsid="0008321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s Halo Whitepapers:</text:p>
      <text:p text:style-name="P4">Introduction</text:p>
      <text:p text:style-name="P1"/>
      <text:p text:style-name="P2"><text:tab/><text:span text:style-name="T1">Never figured I’d be someone to write one of these things. I guess this is sort of what happens when one becomes somewhat of an authority on an esoteric topic and doesn’t want that knowledge to disappear. In any case, these documents will attempt to explain in clear and unambiguous(but not necessarily concise) words how to parse Halo 1 map and tag files. These whitepapers will not cover specific tag types in much detail, as my Reclaimer library already provides clear and concise structure definitions for every one of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5T01:38:11.121000000</dc:date>
    <meta:editing-duration>P1DT6H18M38S</meta:editing-duration>
    <meta:editing-cycles>178</meta:editing-cycles>
    <meta:document-statistic meta:table-count="0" meta:image-count="0" meta:object-count="0" meta:page-count="1" meta:paragraph-count="3" meta:word-count="94" meta:character-count="563" meta:non-whitespace-character-count="471"/>
  </office:meta>
</office:document-meta>
</file>